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_run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03389830508475" calcext:value-type="float">
            <text:p>0.603389830508475</text:p>
          </table:table-cell>
          <table:table-cell office:value-type="float" office:value="0.577075098814229" calcext:value-type="float">
            <text:p>0.577075098814229</text:p>
          </table:table-cell>
          <table:table-cell office:value-type="float" office:value="0.680652680652681" calcext:value-type="float">
            <text:p>0.680652680652681</text:p>
          </table:table-cell>
          <table:table-cell office:value-type="float" office:value="0.624598930481283" calcext:value-type="float">
            <text:p>0.624598930481283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21468926553672" calcext:value-type="float">
            <text:p>0.621468926553672</text:p>
          </table:table-cell>
          <table:table-cell office:value-type="float" office:value="0.59915611814346" calcext:value-type="float">
            <text:p>0.59915611814346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29014396456257" calcext:value-type="float">
            <text:p>0.629014396456257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35028248587571" calcext:value-type="float">
            <text:p>0.635028248587571</text:p>
          </table:table-cell>
          <table:table-cell office:value-type="float" office:value="0.612765957446809" calcext:value-type="float">
            <text:p>0.612765957446809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40711902113459" calcext:value-type="float">
            <text:p>0.640711902113459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50847457627119" calcext:value-type="float">
            <text:p>0.650847457627119</text:p>
          </table:table-cell>
          <table:table-cell office:value-type="float" office:value="0.622448979591837" calcext:value-type="float">
            <text:p>0.622448979591837</text:p>
          </table:table-cell>
          <table:table-cell office:value-type="float" office:value="0.710955710955711" calcext:value-type="float">
            <text:p>0.710955710955711</text:p>
          </table:table-cell>
          <table:table-cell office:value-type="float" office:value="0.663764961915125" calcext:value-type="float">
            <text:p>0.663764961915125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48587570621469" calcext:value-type="float">
            <text:p>0.648587570621469</text:p>
          </table:table-cell>
          <table:table-cell office:value-type="float" office:value="0.622406639004149" calcext:value-type="float">
            <text:p>0.622406639004149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0.658616904500549" calcext:value-type="float">
            <text:p>0.658616904500549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22598870056497" calcext:value-type="float">
            <text:p>0.622598870056497</text:p>
          </table:table-cell>
          <table:table-cell office:value-type="float" office:value="0.598343685300207" calcext:value-type="float">
            <text:p>0.598343685300207</text:p>
          </table:table-cell>
          <table:table-cell office:value-type="float" office:value="0.673659673659674" calcext:value-type="float">
            <text:p>0.673659673659674</text:p>
          </table:table-cell>
          <table:table-cell office:value-type="float" office:value="0.633771929824561" calcext:value-type="float">
            <text:p>0.633771929824561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3728813559322" calcext:value-type="float">
            <text:p>0.63728813559322</text:p>
          </table:table-cell>
          <table:table-cell office:value-type="float" office:value="0.607569721115538" calcext:value-type="float">
            <text:p>0.607569721115538</text:p>
          </table:table-cell>
          <table:table-cell office:value-type="float" office:value="0.710955710955711" calcext:value-type="float">
            <text:p>0.710955710955711</text:p>
          </table:table-cell>
          <table:table-cell office:value-type="float" office:value="0.655209452201934" calcext:value-type="float">
            <text:p>0.655209452201934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48587570621469" calcext:value-type="float">
            <text:p>0.648587570621469</text:p>
          </table:table-cell>
          <table:table-cell office:value-type="float" office:value="0.624472573839662" calcext:value-type="float">
            <text:p>0.624472573839662</text:p>
          </table:table-cell>
          <table:table-cell office:value-type="float" office:value="0.68997668997669" calcext:value-type="float">
            <text:p>0.68997668997669</text:p>
          </table:table-cell>
          <table:table-cell office:value-type="float" office:value="0.655592469545958" calcext:value-type="float">
            <text:p>0.655592469545958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49717514124294" calcext:value-type="float">
            <text:p>0.649717514124294</text:p>
          </table:table-cell>
          <table:table-cell table:style-name="ce1" office:value-type="float" office:value="0.641330166270784" calcext:value-type="float">
            <text:p>0.641330166270784</text:p>
          </table:table-cell>
          <table:table-cell office:value-type="float" office:value="0.629370629370629" calcext:value-type="float">
            <text:p>0.629370629370629</text:p>
          </table:table-cell>
          <table:table-cell office:value-type="float" office:value="0.635294117647059" calcext:value-type="float">
            <text:p>0.635294117647059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table:style-name="ce1" office:value-type="float" office:value="0.651977401129944" calcext:value-type="float">
            <text:p>0.651977401129944</text:p>
          </table:table-cell>
          <table:table-cell office:value-type="float" office:value="0.61747572815534" calcext:value-type="float">
            <text:p>0.61747572815534</text:p>
          </table:table-cell>
          <table:table-cell office:value-type="float" office:value="0.741258741258741" calcext:value-type="float">
            <text:p>0.741258741258741</text:p>
          </table:table-cell>
          <table:table-cell table:style-name="ce1" office:value-type="float" office:value="0.673728813559322" calcext:value-type="float">
            <text:p>0.673728813559322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36158192090395" calcext:value-type="float">
            <text:p>0.636158192090395</text:p>
          </table:table-cell>
          <table:table-cell office:value-type="float" office:value="0.59605026929982" calcext:value-type="float">
            <text:p>0.59605026929982</text:p>
          </table:table-cell>
          <table:table-cell table:style-name="ce1" office:value-type="float" office:value="0.773892773892774" calcext:value-type="float">
            <text:p>0.773892773892774</text:p>
          </table:table-cell>
          <table:table-cell office:value-type="float" office:value="0.67342799188641" calcext:value-type="float">
            <text:p>0.67342799188641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13559322033898" calcext:value-type="float">
            <text:p>0.613559322033898</text:p>
          </table:table-cell>
          <table:table-cell office:value-type="float" office:value="0.597315436241611" calcext:value-type="float">
            <text:p>0.597315436241611</text:p>
          </table:table-cell>
          <table:table-cell office:value-type="float" office:value="0.622377622377622" calcext:value-type="float">
            <text:p>0.622377622377622</text:p>
          </table:table-cell>
          <table:table-cell office:value-type="float" office:value="0.60958904109589" calcext:value-type="float">
            <text:p>0.60958904109589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40677966101695" calcext:value-type="float">
            <text:p>0.640677966101695</text:p>
          </table:table-cell>
          <table:table-cell office:value-type="float" office:value="0.626423690205011" calcext:value-type="float">
            <text:p>0.626423690205011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33640552995392" calcext:value-type="float">
            <text:p>0.633640552995392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20338983050847" calcext:value-type="float">
            <text:p>0.620338983050847</text:p>
          </table:table-cell>
          <table:table-cell office:value-type="float" office:value="0.600431965442765" calcext:value-type="float">
            <text:p>0.600431965442765</text:p>
          </table:table-cell>
          <table:table-cell office:value-type="float" office:value="0.648018648018648" calcext:value-type="float">
            <text:p>0.648018648018648</text:p>
          </table:table-cell>
          <table:table-cell office:value-type="float" office:value="0.623318385650224" calcext:value-type="float">
            <text:p>0.623318385650224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51977401129944" calcext:value-type="float">
            <text:p>0.651977401129944</text:p>
          </table:table-cell>
          <table:table-cell table:formula="of:=MAX([.C2:.C15])" office:value-type="float" office:value="0.641330166270784" calcext:value-type="float">
            <text:p>0.641330166270784</text:p>
          </table:table-cell>
          <table:table-cell table:formula="of:=MAX([.D2:.D15])" office:value-type="float" office:value="0.773892773892774" calcext:value-type="float">
            <text:p>0.773892773892774</text:p>
          </table:table-cell>
          <table:table-cell table:formula="of:=MAX([.E2:.E15])" office:value-type="float" office:value="0.673728813559322" calcext:value-type="float">
            <text:p>0.673728813559322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0" calcext:value-type="string">
            <text:p>give_model_60</text:p>
          </table:table-cell>
          <table:table-cell table:style-name="ce2" table:formula="of:=VLOOKUP([.C17];[.C2:.F15];4;0)" office:value-type="string" office:string-value="give_model_50001" calcext:value-type="string">
            <text:p>give_model_50001</text:p>
          </table:table-cell>
          <table:table-cell table:style-name="ce2" table:formula="of:=VLOOKUP([.D17];[.D2:.F15];3;0)" office:value-type="string" office:string-value="give_model_61" calcext:value-type="string">
            <text:p>give_model_61</text:p>
          </table:table-cell>
          <table:table-cell table:style-name="ce2" table:formula="of:=VLOOKUP([.E17];[.E2:.F15];2;0)" office:value-type="string" office:string-value="give_model_60" calcext:value-type="string">
            <text:p>give_model_60</text:p>
          </table:table-cell>
          <table:table-cell/>
        </table:table-row>
      </table:table>
      <table:named-expressions/>
      <table:database-ranges>
        <table:database-range table:name="__Anonymous_Sheet_DB__0" table:target-range-address="4_run____test_best_scores_other_metrics.A1:4_run____test_best_scores_other_metrics.F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20:56:42.073500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59:06.652088736</dc:date>
    <meta:editing-duration>PT11M56S</meta:editing-duration>
    <meta:editing-cycles>2</meta:editing-cycles>
    <meta:document-statistic meta:table-count="1" meta:cell-count="100" meta:object-count="0"/>
  </office:meta>
</office:document-meta>
</file>